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0T17:06:39.66">
            <text:p>2020/5/20 17:06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7)">
            <text:p>sn(27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text:p>20/05/05 14:11</text:p>
          </table:table-cell>
          <table:table-cell table:style-name="ce32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5-20T17:06:39.88">
            <text:p>20/05/20 17:0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79999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0T16:32:15.01">
            <text:p>2020/5/20 16:32</text:p>
          </table:table-cell>
          <table:table-cell table:formula="of:=NOW()" office:value-type="date" office:date-value="2020-05-20T16:32:15.01">
            <text:p>2020/5/20 16:32</text:p>
          </table:table-cell>
          <table:table-cell table:formula="of:=NOW()" office:value-type="date" office:date-value="2020-05-20T16:32:15.01">
            <text:p>2020/5/20 16:3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0T17:06:39.99">
            <text:p>2020/5/20 17:06</text:p>
          </table:table-cell>
          <table:table-cell table:formula="of:=NOW()" office:value-type="date" office:date-value="2020-05-20T17:06:39.99">
            <text:p>2020/5/20 17:06</text:p>
          </table:table-cell>
          <table:table-cell table:formula="of:=NOW()" office:value-type="date" office:date-value="2020-05-20T17:06:39.99">
            <text:p>2020/5/20 17:06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/05/20</text:date>, <text:time>17:4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0T17:43:51.97</dc:date>
    <dc:creator>iwabuchi ken</dc:creator>
    <meta:editing-duration>P1DT7H37M59S</meta:editing-duration>
    <meta:editing-cycles>80</meta:editing-cycles>
    <meta:generator>OpenOffice/4.1.3$Win32 OpenOffice.org_project/413m1$Build-9783</meta:generator>
    <meta:document-statistic meta:table-count="5" meta:cell-count="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